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5af3" officeooo:paragraph-rsid="00175af3"/>
    </style:style>
    <style:style style:name="P2" style:family="paragraph" style:parent-style-name="Standard">
      <style:paragraph-properties fo:text-align="justify" style:justify-single-word="false"/>
      <style:text-properties style:font-name="Bahnschrift SemiBold" officeooo:rsid="00175af3" officeooo:paragraph-rsid="00175af3"/>
    </style:style>
    <style:style style:name="P3" style:family="paragraph" style:parent-style-name="Standard">
      <style:paragraph-properties fo:text-align="center" style:justify-single-word="false"/>
      <style:text-properties style:font-name="Bahnschrift SemiBold" fo:font-size="21pt" officeooo:rsid="00175af3" officeooo:paragraph-rsid="00175af3" style:font-size-asian="21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ACION ORIENTADA A OBJETOS</text:p>
      <text:p text:style-name="P2"/>
      <text:p text:style-name="P2">ejemplo:</text:p>
      <text:p text:style-name="P2"/>
      <text:p text:style-name="P2">class animal {</text:p>
      <text:p text:style-name="P2"/>
      <text:p text:style-name="P2">constructor(especie,edad,color) {</text:p>
      <text:p text:style-name="P2"><text:tab/>this.especie = especie;</text:p>
      <text:p text:style-name="P2"><text:tab/>this.color = color;</text:p>
      <text:p text:style-name="P2"><text:tab/>this.edad = edad;</text:p>
      <text:p text:style-name="P2"><text:s text:c="5"/>}</text:p>
      <text:p text:style-name="P2">}</text:p>
      <text:p text:style-name="P2"/>
      <text:p text:style-name="P2"/>
      <text:p text:style-name="P2">las funciones en las clases se llaman “Metodos”, y aquí no se puden usar funciones flecha, ni const, solo se puede hacer con la funcion a continuacion:</text:p>
      <text:p text:style-name="P2"/>
      <text:p text:style-name="P2">function saludar() {</text:p>
      <text:p text:style-name="P2">document.write(‘Hola todo bien’)</text:p>
      <text:p text:style-name="P2"/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22:31:33.094000000</dc:date>
    <meta:editing-duration>PT24M38S</meta:editing-duration>
    <meta:editing-cycles>1</meta:editing-cycles>
    <meta:document-statistic meta:table-count="0" meta:image-count="0" meta:object-count="0" meta:page-count="1" meta:paragraph-count="13" meta:word-count="55" meta:character-count="360" meta:non-whitespace-character-count="310"/>
    <meta:generator>LibreOffice/7.4.2.3$Windows_X86_64 LibreOffice_project/382eef1f22670f7f4118c8c2dd222ec7ad009daf</meta:generator>
  </office:meta>
</office:document-meta>
</file>